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1" svg:font-family="OpenSymbol"/>
    <style:font-face style:name="OpenSymbol" svg:font-family="OpenSymbol, 'Arial Unicode MS'"/>
    <style:font-face style:name="Courier New" svg:font-family="'Courier New'" style:font-adornments="Standard" style:font-family-generic="modern" style:font-pitch="fixed"/>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style:font-name-asian="Calibri" style:font-name-complex="Calibri"/>
    </style:style>
    <style:style style:name="P2" style:family="paragraph" style:parent-style-name="Standard" style:list-style-name="L1"/>
    <style:style style:name="P3" style:family="paragraph" style:parent-style-name="Standard" style:list-style-name="L2"/>
    <style:style style:name="P4" style:family="paragraph" style:parent-style-name="Heading_20_2" style:list-style-name="">
      <style:paragraph-properties fo:orphans="0" fo:widows="0" fo:hyphenation-ladder-count="no-limit"/>
      <style:text-properties fo:hyphenate="false" fo:hyphenation-remain-char-count="2" fo:hyphenation-push-char-count="2"/>
    </style:style>
    <style:style style:name="P5" style:family="paragraph" style:parent-style-name="Heading_20_2">
      <style:paragraph-properties fo:break-before="page"/>
    </style:style>
    <style:style style:name="P6" style:family="paragraph" style:parent-style-name="Heading_20_1" style:master-page-name="Standard">
      <style:paragraph-properties style:page-number="auto"/>
    </style:style>
    <style:style style:name="P7" style:family="paragraph" style:parent-style-name="Heading_20_1">
      <style:paragraph-properties fo:break-before="pag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
    <style:style style:name="P12" style:family="paragraph" style:parent-style-name="Text_20_body" style:list-style-name="L9"/>
    <style:style style:name="P13" style:family="paragraph" style:parent-style-name="Text_20_body" style:list-style-name="L10"/>
    <style:style style:name="P14" style:family="paragraph" style:parent-style-name="Output" style:list-style-name="L4"/>
    <style:style style:name="P15" style:family="paragraph">
      <style:text-properties style:font-name="Arial Black" fo:font-size="9pt" style:font-size-asian="9pt" style:font-size-complex="9pt"/>
    </style:style>
    <style:style style:name="P16" style:family="paragraph">
      <style:paragraph-properties fo:text-align="center"/>
    </style:style>
    <style:style style:name="P17" style:family="paragraph">
      <style:text-properties style:font-name="Arial" fo:font-size="8pt" fo:font-weight="bold" style:font-size-asian="8pt" style:font-weight-asian="bold" style:font-size-complex="8pt" style:font-weight-complex="bold"/>
    </style:style>
    <style:style style:name="P18" style:family="paragraph">
      <style:paragraph-properties fo:text-align="center"/>
      <style:text-properties style:font-name="Arial"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style:font-name="Arial Black" fo:font-size="9pt" style:font-size-asian="9pt" style:font-size-complex="9pt"/>
    </style:style>
    <style:style style:name="T6" style:family="text">
      <style:text-properties style:font-name="Arial" fo:font-size="8pt" style:font-size-asian="8pt" style:font-size-complex="8pt"/>
    </style:style>
    <style:style style:name="T7" style:family="text">
      <style:text-properties style:font-name="Arial"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808019" draw:fill="solid" draw:fill-color="#ffff99"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c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b3b3b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0000"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ff0000" draw:marker-start="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00ff00" draw:marker-start="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00ff00" draw:marker-end="Arrow" draw:fill="solid" draw:fill-color="#579d1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00ff00"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333333" draw:marker-end="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00ff00" draw:marker-start="" draw:marker-end="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0000ff" draw:marker-start="Arrow" draw:marker-end="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ff0000" draw:marker-start="Arrow" draw:marker-end=""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00ff00" draw:marker-end="Arrow" draw:fill="solid" draw:fill-color="#ff420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G-GmP - Miniature Railway Cload</text:h>
      <text:p text:style-name="Text_20_body"><draw:line text:anchor-type="paragraph" draw:z-index="54" draw:style-name="gr24" draw:text-style-name="P16" svg:x1="5.98cm" svg:y1="18.886cm" svg:x2="5.98cm" svg:y2="17.896cm"><text:p/></draw:line><draw:frame text:anchor-type="paragraph" draw:z-index="53" draw:style-name="gr25" draw:text-style-name="P17" svg:width="2.5cm" svg:height="0.652cm" svg:x="3.478cm" svg:y="15.476cm"><draw:text-box><text:p><text:span text:style-name="T7">IG-GmP</text:span></text:p><text:p><text:span text:style-name="T7">HTML Page</text:span></text:p></draw:text-box></draw:frame><draw:custom-shape text:anchor-type="paragraph" draw:z-index="52" draw:style-name="gr5" svg:width="5.167cm" svg:height="2.5cm" svg:x="3.313cm" svg:y="15.385cm"><text:p/><draw:enhanced-geometry svg:viewBox="0 0 21600 21600" draw:type="rectangle" draw:enhanced-path="M 0 0 L 21600 0 21600 21600 0 21600 0 0 Z N"/></draw:custom-shape><draw:line text:anchor-type="paragraph" draw:z-index="51" draw:style-name="gr24" draw:text-style-name="P16" svg:x1="8.479cm" svg:y1="19.597cm" svg:x2="9.666cm" svg:y2="19.597cm"><text:p/></draw:line><draw:frame text:anchor-type="paragraph" draw:z-index="50" draw:style-name="gr7" draw:text-style-name="P17" svg:width="3.5cm" svg:height="0.488cm" svg:x="0.646cm" svg:y="19.163cm"><draw:text-box><text:p><text:span text:style-name="T7">IG-GmP Database</text:span></text:p></draw:text-box></draw:frame><draw:custom-shape text:anchor-type="paragraph" draw:z-index="49" draw:style-name="gr13" svg:width="8.002cm" svg:height="1.668cm" svg:x="0.478cm" svg:y="18.886cm"><text:p/><draw:enhanced-geometry svg:viewBox="0 0 21600 21600" draw:type="rectangle" draw:enhanced-path="M 0 0 L 21600 0 21600 21600 0 21600 0 0 Z N"/></draw:custom-shape><draw:line text:anchor-type="paragraph" draw:z-index="48" draw:style-name="gr23" draw:text-style-name="P16" svg:x1="8.543cm" svg:y1="10.551cm" svg:x2="8.543cm" svg:y2="8.747cm"><text:p/></draw:line><draw:custom-shape text:anchor-type="paragraph" draw:z-index="47" draw:style-name="gr11" svg:width="1.814cm" svg:height="1.001cm" svg:x="7.479cm" svg:y="10.552cm"><text:p text:style-name="P16"><text:span text:style-name="T7">Local</text:span></text:p><text:p text:style-name="P16"><text:span text:style-name="T7">File</text:span></text:p><text:p text:style-name="P16"><text:span text:style-name="T7">Support</text:span></text:p><draw:enhanced-geometry svg:viewBox="0 0 21600 21600" draw:type="rectangle" draw:enhanced-path="M 0 0 L 21600 0 21600 21600 0 21600 0 0 Z N"/></draw:custom-shape><draw:line text:anchor-type="paragraph" draw:z-index="46" draw:style-name="gr15" draw:text-style-name="P16" svg:x1="14.667cm" svg:y1="17.231cm" svg:x2="14.667cm" svg:y2="3.896cm"><text:p/></draw:line><draw:line text:anchor-type="paragraph" draw:z-index="45" draw:style-name="gr16" draw:text-style-name="P16" svg:x1="13cm" svg:y1="17.231cm" svg:x2="14.667cm" svg:y2="17.219cm"><text:p/></draw:line><draw:line text:anchor-type="paragraph" draw:z-index="44" draw:style-name="gr15" draw:text-style-name="P16" svg:x1="14.667cm" svg:y1="3.884cm" svg:x2="11.499cm" svg:y2="3.896cm"><text:p/></draw:line><draw:line text:anchor-type="paragraph" draw:z-index="43" draw:style-name="gr22" draw:text-style-name="P16" svg:x1="6.831cm" svg:y1="3.896cm" svg:x2="5.332cm" svg:y2="3.896cm"><text:p/></draw:line><draw:line text:anchor-type="paragraph" draw:z-index="42" draw:style-name="gr21" draw:text-style-name="P16" svg:x1="5.333cm" svg:y1="10.396cm" svg:x2="4.165cm" svg:y2="10.396cm"><text:p/></draw:line><draw:line text:anchor-type="paragraph" draw:z-index="41" draw:style-name="gr20" draw:text-style-name="P16" svg:x1="2.999cm" svg:y1="8.73cm" svg:x2="2.999cm" svg:y2="6.396cm"><text:p/></draw:line><draw:line text:anchor-type="paragraph" draw:z-index="40" draw:style-name="gr16" draw:text-style-name="P16" svg:x1="11.633cm" svg:y1="12.564cm" svg:x2="11.633cm" svg:y2="8.576cm"><text:p/></draw:line><draw:line text:anchor-type="paragraph" draw:z-index="39" draw:style-name="gr15" draw:text-style-name="P16" svg:x1="11.633cm" svg:y1="8.576cm" svg:x2="10.499cm" svg:y2="8.576cm"><text:p/></draw:line><draw:line text:anchor-type="paragraph" draw:z-index="38" draw:style-name="gr15" draw:text-style-name="P16" svg:x1="10.499cm" svg:y1="6.075cm" svg:x2="10.499cm" svg:y2="8.564cm"><text:p/></draw:line><draw:line text:anchor-type="paragraph" draw:z-index="37" draw:style-name="gr19" draw:text-style-name="P16" svg:x1="11cm" svg:y1="12.564cm" svg:x2="11cm" svg:y2="10.019cm"><text:p/></draw:line><draw:line text:anchor-type="paragraph" draw:z-index="36" draw:style-name="gr17" draw:text-style-name="P16" svg:x1="7.146cm" svg:y1="10.019cm" svg:x2="11cm" svg:y2="10.031cm"><text:p/></draw:line><draw:line text:anchor-type="paragraph" draw:z-index="35" draw:style-name="gr18" draw:text-style-name="P16" svg:x1="6.145cm" svg:y1="12.563cm" svg:x2="6.145cm" svg:y2="11.552cm"><text:p/></draw:line><draw:line text:anchor-type="paragraph" draw:z-index="34" draw:style-name="gr17" draw:text-style-name="P16" svg:x1="7.831cm" svg:y1="12.563cm" svg:x2="7.812cm" svg:y2="11.552cm"><text:p/></draw:line><draw:line text:anchor-type="paragraph" draw:z-index="33" draw:style-name="gr15" draw:text-style-name="P16" svg:x1="13cm" svg:y1="16.231cm" svg:x2="14.334cm" svg:y2="16.243cm"><text:p/></draw:line><draw:line text:anchor-type="paragraph" draw:z-index="32" draw:style-name="gr15" draw:text-style-name="P16" svg:x1="14.333cm" svg:y1="16.231cm" svg:x2="14.333cm" svg:y2="7.629cm"><text:p/></draw:line><draw:line text:anchor-type="paragraph" draw:z-index="31" draw:style-name="gr15" draw:text-style-name="P16" svg:x1="14.333cm" svg:y1="7.629cm" svg:x2="8.267cm" svg:y2="7.629cm"><text:p/></draw:line><draw:line text:anchor-type="paragraph" draw:z-index="30" draw:style-name="gr16" draw:text-style-name="P16" svg:x1="8.267cm" svg:y1="4.563cm" svg:x2="8.267cm" svg:y2="7.629cm"><text:p/></draw:line><draw:line text:anchor-type="paragraph" draw:z-index="29" draw:style-name="gr15" draw:text-style-name="P16" svg:x1="8.479cm" svg:y1="8.726cm" svg:x2="7.535cm" svg:y2="8.726cm"><text:p/></draw:line><draw:line text:anchor-type="paragraph" draw:z-index="28" draw:style-name="gr15" draw:text-style-name="P16" svg:x1="7.535cm" svg:y1="4.563cm" svg:x2="7.535cm" svg:y2="8.726cm"><text:p/></draw:line><draw:rect text:anchor-type="paragraph" draw:z-index="27" draw:style-name="gr14" draw:text-style-name="P18" svg:width="3.001cm" svg:height="0.682cm" svg:x="9.999cm" svg:y="18.886cm"><text:p text:style-name="P16"><text:span text:style-name="T6">Data Update</text:span></text:p></draw:rect><draw:rect text:anchor-type="paragraph" draw:z-index="26" draw:style-name="gr14" draw:text-style-name="P18" svg:width="3.001cm" svg:height="0.682cm" svg:x="9.999cm" svg:y="17.886cm"><text:p text:style-name="P16"><text:span text:style-name="T6">Data Request</text:span></text:p></draw:rect><draw:rect text:anchor-type="paragraph" draw:z-index="25" draw:style-name="gr14" draw:text-style-name="P18" svg:width="3.001cm" svg:height="0.682cm" svg:x="9.999cm" svg:y="16.872cm"><text:p text:style-name="P16"><text:span text:style-name="T6">iCal Update</text:span></text:p></draw:rect><draw:rect text:anchor-type="paragraph" draw:z-index="24" draw:style-name="gr14" draw:text-style-name="P18" svg:width="3.001cm" svg:height="0.682cm" svg:x="9.999cm" svg:y="15.871cm"><text:p text:style-name="P16"><text:span text:style-name="T6">iCal Request</text:span></text:p></draw:rect><draw:frame text:anchor-type="paragraph" draw:z-index="23" draw:style-name="gr7" draw:text-style-name="P17" svg:width="3.5cm" svg:height="0.488cm" svg:x="9.832cm" svg:y="15.385cm"><draw:text-box><text:p><text:span text:style-name="T7">IG-GmP API</text:span></text:p></draw:text-box></draw:frame><draw:custom-shape text:anchor-type="paragraph" draw:z-index="22" draw:style-name="gr13" svg:width="3.668cm" svg:height="5.337cm" svg:x="9.666cm" svg:y="15.217cm"><text:p/><draw:enhanced-geometry svg:viewBox="0 0 21600 21600" draw:type="rectangle" draw:enhanced-path="M 0 0 L 21600 0 21600 21600 0 21600 0 0 Z N"/></draw:custom-shape><draw:custom-shape text:anchor-type="paragraph" draw:z-index="21" draw:style-name="gr12" svg:width="2.169cm" svg:height="1.347cm" svg:x="9.331cm" svg:y="4.717cm"><text:p text:style-name="P16"><text:span text:style-name="T7">Template</text:span></text:p><text:p text:style-name="P16"><text:span text:style-name="T7">Editor</text:span></text:p><text:p text:style-name="P16"><text:span text:style-name="T7">(</text:span><text:span text:style-name="T7">login)</text:span></text:p><draw:enhanced-geometry svg:viewBox="0 0 21600 21600" draw:type="rectangle" draw:enhanced-path="M 0 0 L 21600 0 21600 21600 0 21600 0 0 Z N"/></draw:custom-shape><draw:custom-shape text:anchor-type="paragraph" draw:z-index="20" draw:style-name="gr12" svg:width="2.169cm" svg:height="1.347cm" svg:x="9.331cm" svg:y="3.205cm"><text:p text:style-name="P16"><text:span text:style-name="T7">Calendar</text:span></text:p><text:p text:style-name="P16"><text:span text:style-name="T7">Editor</text:span></text:p><text:p text:style-name="P16"><text:span text:style-name="T7">(</text:span><text:span text:style-name="T7">login)</text:span></text:p><draw:enhanced-geometry svg:viewBox="0 0 21600 21600" draw:type="rectangle" draw:enhanced-path="M 0 0 L 21600 0 21600 21600 0 21600 0 0 Z N"/></draw:custom-shape><draw:custom-shape text:anchor-type="paragraph" draw:z-index="19" draw:style-name="gr12" svg:width="2.169cm" svg:height="1.347cm" svg:x="6.832cm" svg:y="3.205cm"><text:p text:style-name="P16"><text:span text:style-name="T7">Calendar</text:span></text:p><text:p text:style-name="P16"><text:span text:style-name="T7">updater</text:span></text:p><draw:enhanced-geometry svg:viewBox="0 0 21600 21600" draw:type="rectangle" draw:enhanced-path="M 0 0 L 21600 0 21600 21600 0 21600 0 0 Z N"/></draw:custom-shape><draw:custom-shape text:anchor-type="paragraph" draw:z-index="18" draw:style-name="gr11" svg:width="1.814cm" svg:height="1.772cm" svg:x="5.332cm" svg:y="9.781cm"><text:p text:style-name="P16"><text:span text:style-name="T7">Calendar</text:span><text:span text:style-name="T7"><text:line-break/></text:span><text:span text:style-name="T7">Rendering</text:span></text:p><text:p text:style-name="P16"><text:span text:style-name="T7">Engine</text:span></text:p><draw:enhanced-geometry svg:viewBox="0 0 21600 21600" draw:type="rectangle" draw:enhanced-path="M 0 0 L 21600 0 21600 21600 0 21600 0 0 Z N"/></draw:custom-shape><draw:custom-shape text:anchor-type="paragraph" draw:z-index="17" draw:style-name="gr10" svg:width="3.834cm" svg:height="1.003cm" svg:x="9.333cm" svg:y="12.552cm"><text:p text:style-name="P16"><text:span text:style-name="T7">Local Calendar Templates</text:span></text:p><draw:enhanced-geometry svg:viewBox="0 0 21600 21600" draw:type="rectangle" draw:enhanced-path="M 0 0 L 21600 0 21600 21600 0 21600 0 0 Z N"/></draw:custom-shape><draw:custom-shape text:anchor-type="paragraph" draw:z-index="16" draw:style-name="gr10" svg:width="3.834cm" svg:height="1.003cm" svg:x="4.999cm" svg:y="12.55cm"><text:p text:style-name="P16"><text:span text:style-name="T7">Local iCal-File</text:span></text:p><draw:enhanced-geometry svg:viewBox="0 0 21600 21600" draw:type="rectangle" draw:enhanced-path="M 0 0 L 21600 0 21600 21600 0 21600 0 0 Z N"/></draw:custom-shape><draw:frame text:anchor-type="paragraph" draw:z-index="15" draw:style-name="gr7" draw:text-style-name="P17" svg:width="3.5cm" svg:height="0.488cm" svg:x="5.166cm" svg:y="9.296cm"><draw:text-box><text:p><text:span text:style-name="T7">IG-GmP PHP Library</text:span></text:p></draw:text-box></draw:frame><draw:custom-shape text:anchor-type="paragraph" draw:z-index="14" draw:style-name="gr9" svg:width="4.5cm" svg:height="2.668cm" svg:x="4.999cm" svg:y="9.116cm"><text:p/><draw:enhanced-geometry svg:viewBox="0 0 21600 21600" draw:type="rectangle" draw:enhanced-path="M 0 0 L 21600 0 21600 21600 0 21600 0 0 Z N"/></draw:custom-shape><draw:frame text:anchor-type="paragraph" draw:z-index="13" draw:style-name="gr7" draw:text-style-name="P17" svg:width="4.834cm" svg:height="0.488cm" svg:x="6.666cm" svg:y="2.551cm"><draw:text-box><text:p><text:span text:style-name="T7">IG-GmP JavaScript Library</text:span></text:p></draw:text-box></draw:frame><draw:custom-shape text:anchor-type="paragraph" draw:z-index="12" draw:style-name="gr8" svg:width="5.335cm" svg:height="4cm" svg:x="6.498cm" svg:y="2.385cm"><text:p/><draw:enhanced-geometry svg:viewBox="0 0 21600 21600" draw:type="rectangle" draw:enhanced-path="M 0 0 L 21600 0 21600 21600 0 21600 0 0 Z N"/></draw:custom-shape><draw:custom-shape text:anchor-type="paragraph" draw:z-index="11" draw:style-name="gr6" draw:text-style-name="P16" svg:width="2.001cm" svg:height="1.502cm" svg:x="2.164cm" svg:y="9.883cm"><text:p text:style-name="P16"><text:span text:style-name="T6">&lt;</text:span><text:span text:style-name="T6">div&gt;</text:span></text:p><text:p text:style-name="P16"><text:span text:style-name="T6">Kalender</text:span></text:p><text:p text:style-name="P16"><text:span text:style-name="T6">&lt;/</text:span><text:span text:style-name="T6">div&gt;</text:span></text:p><draw:enhanced-geometry svg:viewBox="0 0 21600 21600" draw:type="rectangle" draw:enhanced-path="M 0 0 L 21600 0 21600 21600 0 21600 0 0 Z N"/></draw:custom-shape><draw:frame text:anchor-type="paragraph" draw:z-index="10" draw:style-name="gr7" draw:text-style-name="P17" svg:width="2.5cm" svg:height="0.488cm" svg:x="0.665cm" svg:y="8.899cm"><draw:text-box><text:p><text:span text:style-name="T7">HTML Page</text:span></text:p></draw:text-box></draw:frame><draw:frame text:anchor-type="paragraph" draw:z-index="9" draw:style-name="gr7" draw:text-style-name="P17" svg:width="2.5cm" svg:height="0.488cm" svg:x="0.665cm" svg:y="2.563cm"><draw:text-box><text:p><text:span text:style-name="T7">HTML Page</text:span></text:p></draw:text-box></draw:frame><draw:custom-shape text:anchor-type="paragraph" draw:z-index="8" draw:style-name="gr5" svg:width="4.001cm" svg:height="4.834cm" svg:x="0.497cm" svg:y="8.719cm"><text:p/><draw:enhanced-geometry svg:viewBox="0 0 21600 21600" draw:type="rectangle" draw:enhanced-path="M 0 0 L 21600 0 21600 21600 0 21600 0 0 Z N"/></draw:custom-shape><draw:custom-shape text:anchor-type="paragraph" draw:z-index="7" draw:style-name="gr6" draw:text-style-name="P16" svg:width="2.001cm" svg:height="1.502cm" svg:x="3.332cm" svg:y="3.131cm"><text:p text:style-name="P16"><text:span text:style-name="T6">&lt;</text:span><text:span text:style-name="T6">div&gt;</text:span></text:p><text:p text:style-name="P16"><text:span text:style-name="T6">Kalender</text:span></text:p><text:p text:style-name="P16"><text:span text:style-name="T6">&lt;/</text:span><text:span text:style-name="T6">div&gt;</text:span></text:p><draw:enhanced-geometry svg:viewBox="0 0 21600 21600" draw:type="rectangle" draw:enhanced-path="M 0 0 L 21600 0 21600 21600 0 21600 0 0 Z N"/></draw:custom-shape><draw:custom-shape text:anchor-type="paragraph" draw:z-index="6" draw:style-name="gr5" svg:width="5.169cm" svg:height="3.955cm" svg:x="0.497cm" svg:y="2.429cm"><text:p/><draw:enhanced-geometry svg:viewBox="0 0 21600 21600" draw:type="rectangle" draw:enhanced-path="M 0 0 L 21600 0 21600 21600 0 21600 0 0 Z N"/></draw:custom-shape><draw:frame text:anchor-type="paragraph" draw:z-index="5" draw:style-name="gr2" draw:text-style-name="P15" svg:width="3.169cm" svg:height="0.623cm" svg:x="0.33cm" svg:y="15.051cm"><draw:text-box><text:p><text:span text:style-name="T5">IG-GmP Server</text:span></text:p></draw:text-box></draw:frame><draw:frame text:anchor-type="paragraph" draw:z-index="4" draw:style-name="gr2" draw:text-style-name="P15" svg:width="3.169cm" svg:height="0.623cm" svg:x="0.33cm" svg:y="8.094cm"><draw:text-box><text:p><text:span text:style-name="T5">User Server</text:span></text:p></draw:text-box></draw:frame><draw:custom-shape text:anchor-type="paragraph" draw:z-index="3" draw:style-name="gr4" svg:width="13.503cm" svg:height="6.002cm" svg:x="0.164cm" svg:y="14.885cm"><text:p/><draw:enhanced-geometry svg:viewBox="0 0 21600 21600" draw:type="rectangle" draw:enhanced-path="M 0 0 L 21600 0 21600 21600 0 21600 0 0 Z N"/></draw:custom-shape><draw:custom-shape text:anchor-type="paragraph" draw:z-index="2" draw:style-name="gr3" svg:width="13.503cm" svg:height="6.002cm" svg:x="0.164cm" svg:y="7.885cm"><text:p/><draw:enhanced-geometry svg:viewBox="0 0 21600 21600" draw:type="rectangle" draw:enhanced-path="M 0 0 L 21600 0 21600 21600 0 21600 0 0 Z N"/></draw:custom-shape><draw:custom-shape text:anchor-type="paragraph" draw:z-index="0" draw:style-name="gr1" svg:width="13.503cm" svg:height="6.002cm" svg:x="0.164cm" svg:y="1.229cm"><text:p/><draw:enhanced-geometry svg:viewBox="0 0 21600 21600" draw:type="rectangle" draw:enhanced-path="M 0 0 L 21600 0 21600 21600 0 21600 0 0 Z N"/></draw:custom-shape><draw:frame text:anchor-type="paragraph" draw:z-index="1" draw:style-name="gr2" draw:text-style-name="P15" svg:width="3.169cm" svg:height="0.623cm" svg:x="0.266cm" svg:y="1.427cm"><draw:text-box><text:p><text:span text:style-name="T5">Client Browser</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dee</text:h>
      <text:p text:style-name="Standard">Die IG-GmP Cload soll eine zentrale Stelle für das Sammeln aller Veranstaltungsdaten der Gartenbahnanlagen sein, die in der Datenbank angelegt sind. Um die Betreiber dazu zu bringen, die Daten einzugeben und zu pflegen, wird dem User ein Editor zur Verfügung gestellt, der dies so komfortabel wie möglich gewährleistet und nicht vordergründig für die IG-GmP Datenbank, sondern deren lokale Seite arbeitet.</text:p>
      <text:p text:style-name="Standard"/>
      <text:p text:style-name="Standard">Die Anzeige auf der eigenen Internetseite der Anlage soll:</text:p>
      <text:p text:style-name="Standard"/>
      <text:list xml:id="list31556125" text:style-name="L1">
        <text:list-item>
          <text:p text:style-name="P2">frei im Format konfigurierbar sein (Templates)</text:p>
        </text:list-item>
        <text:list-item>
          <text:p text:style-name="P2">auch ohne JavaScript eines Seitenbesuchers funktionieren</text:p>
        </text:list-item>
        <text:list-item>
          <text:p text:style-name="P2">mit CMS-Systemen á la Joomla zusammenarbeiten</text:p>
        </text:list-item>
      </text:list>
      <text:p text:style-name="Standard"/>
      <text:p text:style-name="Standard">Die Voraussetzung für den Betrieb der Cload ist PHP am Server der Anlagenseite, sowie JavaScript am Client des Administrators.</text:p>
      <text:p text:style-name="Standard"/>
      <text:p text:style-name="Standard">Die Termineingabe soll:</text:p>
      <text:list xml:id="list31556030" text:style-name="L2">
        <text:list-item>
          <text:p text:style-name="P3">Alle möglichen Veranstaltungsformen einfach editierbar machen</text:p>
          <text:list>
            <text:list-item>
              <text:p text:style-name="P3">Regelmäßige Fahrtage</text:p>
            </text:list-item>
            <text:list-item>
              <text:p text:style-name="P3">Öffnungszeitbereiche</text:p>
            </text:list-item>
            <text:list-item>
              <text:p text:style-name="P3">Feste, auch mehrtätig mit unterschiedlichen Betriebszeiten und Texten</text:p>
            </text:list-item>
          </text:list>
        </text:list-item>
        <text:list-item>
          <text:p text:style-name="P3">Eine Abstimmung mit anderen Veranstaltern ermöglichen (á la doodle)</text:p>
        </text:list-item>
      </text:list>
      <text:p text:style-name="Standard"/>
      <text:p text:style-name="Standard">Nach der Termineditierung wird ein local-file update durchgeführt.</text:p>
      <text:h text:style-name="Heading_20_1" text:outline-level="1"/>
      <text:p text:style-name="Text_20_body"/>
      <text:p text:style-name="Text_20_body"/>
      <text:p text:style-name="Text_20_body"/>
      <text:h text:style-name="P11" text:outline-level="1">Die folgende Zusammenstellung ist noch ziemlich unstrukturiert und wird hoffentlich immer besser, um als Basis für eine Entwicklung dienen zu können.</text:h>
      <text:h text:style-name="P7" text:outline-level="1">User Server</text:h>
      <text:h text:style-name="Heading_20_2" text:outline-level="2">PHP Bibliothek</text:h>
      <text:list xml:id="list31573309" text:style-name="L3">
        <text:list-item>
          <text:p text:style-name="P8">Die PHP-Bibliothek greift auf ein local gespeichertes iCal File zu, das die Veranstaltungen der Anlage umfasst.</text:p>
        </text:list-item>
        <text:list-item>
          <text:p text:style-name="P8">Die Anzeige kann durch mehrere &lt;div&gt;-Tags an mehreren Stellen in unterschiedlichen Formaten erfolgen.</text:p>
        </text:list-item>
        <text:list-item>
          <text:p text:style-name="P8">Die Seite ist damit vollkommen unabhängig vom IG-GmP Server oder clientseitigem JavaScript.</text:p>
        </text:list-item>
      </text:list>
      <text:h text:style-name="Heading_20_3" text:outline-level="3">Einbinden</text:h>
      <text:p text:style-name="Text_20_body">Auf der Userseite sind eine PHP-Bibliothek und eine JavaScript-Bibliothek einzubinden. Die JavaScript-Datei kann dabei vom IG-GmP Server kommen, aber auch local stehen (ist wohl besser).</text:p>
      <text:p text:style-name="Code">&lt;!--&lt;script type="text/javascript" src="iggmp_library.js"&gt;&lt;/script&gt;--!&gt;<text:line-break/>&lt;?PHP include(„localpath/iggmp_library.php“); ?&gt;</text:p>
      <text:p text:style-name="Text_20_body">An der Stelle, an der ein Kalender innerhalb des HTML angezeigt werden soll, wird ein &lt;div&gt;-Tag genutzt, mit einem id, der dem Template-Namen entspricht. Über den id greift auch JavaScript zu.</text:p>
      <text:p text:style-name="Unklar">Was muss die CSS Definition können?</text:p>
      <text:p text:style-name="Code">&lt;div id='iggmp_cal_liste1'&gt;<text:line-break/> <text:s text:c="3"/>&lt;?PHP calendar('liste1'); ?&gt;<text:line-break/>&lt;/div&gt;</text:p>
      <text:p text:style-name="Text_20_body">Die JavaScript Integration erfolgt über den div-id und wird über die calendar() Funktion der PHP-Bibliothek eingebunden. Ohne aktives JavaScript wird lediglich mit calendar() die Ansicht aus dem localen iCal-File vorgenommen.</text:p>
      <text:p text:style-name="Text_20_body">Auf dem IG-GmP Server steht die API zur Verfügung.</text:p>
      <text:h text:style-name="Heading_20_3" text:outline-level="3">Kalender Rendering Engine</text:h>
      <text:p text:style-name="Text_20_body">Das Rendering der iCal Daten soll über ein Template gesteuert werden, das leicht vom Administrator der Anlagenseite angepasst werden kann. Dabei können unterschiedliche Ansichtsarten ausgewählt und kombiniert werden. Durch mehrere Templates für eine Seite können unterschiedliche Ansichten der Kalenderdaten genutzt werden (Liste, Kalenderansicht, kommende Veranstaltungen, etc.). In allen Ansichten können auch die Veranstaltungsinfos eingebunden werden.</text:p>
      <text:list xml:id="list32735409" text:style-name="L9">
        <text:list-item>
          <text:p text:style-name="P12">Kalenderansicht für die Zeit von jetzt bis zum Ende des Jahres:</text:p>
        </text:list-item>
      </text:list>
      <text:p text:style-name="Code">{iggmp calendar|start:TODAY|end:THISYEAR}</text:p>
      <text:p text:style-name="Text_20_body"/>
      <text:list xml:id="list32722243" text:style-name="L10">
        <text:list-item>
          <text:p text:style-name="P13"><text:soft-page-break/>erweiterte Liste</text:p>
        </text:list-item>
      </text:list>
      <text:p text:style-name="Code">{year}<text:line-break/>{iggmp list|start:THISYEAR|end:THISYEAR}<text:line-break/><text:tab/>{day:LOOP|month}<text:tab/><text:tab/><text:tab/>{summary}<text:line-break/>{/list}</text:p>
      <text:p text:style-name="Output"><text:span text:style-name="T1">2012</text:span><text:line-break/>1. Juni<text:tab/><text:tab/><text:tab/>Fahrtag<text:tab/><text:tab/><text:span text:style-name="T2">Wir fahren auch bei Regen<text:line-break/></text:span>8. Juni<text:tab/><text:tab/><text:tab/>Fahrtag<text:tab/><text:tab/><text:span text:style-name="T2">Wir fahren auch bei Regen</text:span><text:line-break/>15. Juni<text:tab/><text:tab/><text:tab/>Fahrtag<text:tab/><text:tab/><text:span text:style-name="T2">Wir fahren auch bei Regen</text:span><text:line-break/><text:span text:style-name="T1">22. Juni<text:tab/><text:tab/><text:tab/>Eröffnungsfest<text:tab/></text:span><text:span text:style-name="T3">Es geht so richtig los. Kommen Sie...</text:span></text:p>
      <text:h text:style-name="Heading_20_3" text:outline-level="3">Kalender Ansichtsarten</text:h>
      <text:list xml:id="list31567499" text:style-name="L4">
        <text:list-item>
          <text:p text:style-name="P9">Kalenderansicht (Jahr, Monat, Woche)</text:p>
        </text:list-item>
        <text:list-item>
          <text:p text:style-name="P9">Listenansicht (Zusammengestellt aus den Tag, Monat und Jahresdaten)<text:line-break/>Bedingte Formatierung, z.B. Hervorheben von Sonderveranstaltungen.<text:line-break/>Filtern von mehreren Anlagen, oder nur der eigenen.</text:p>
        </text:list-item>
      </text:list>
      <text:p text:style-name="Text_20_body"><text:span text:style-name="T3">Minimal Liste:</text:span></text:p>
      <text:list xml:id="list33165715" text:continue-numbering="true" text:style-name="L4">
        <text:list-item>
          <text:list>
            <text:list-header>
              <text:p text:style-name="P14">1., 8., 15., Juni<text:tab/><text:tab/>Fahrtag<text:line-break/><text:span text:style-name="T1">22. Juni<text:tab/><text:tab/><text:tab/>Eröffnungsfest</text:span></text:p>
            </text:list-header>
          </text:list>
        </text:list-item>
      </text:list>
      <text:p text:style-name="Text_20_body"><text:span text:style-name="T3">Erweiterte Liste:</text:span></text:p>
      <text:list xml:id="list33155964" text:continue-numbering="true" text:style-name="L4">
        <text:list-item>
          <text:list>
            <text:list-header>
              <text:p text:style-name="P14"><text:span text:style-name="T3"/></text:p>
            </text:list-header>
          </text:list>
        </text:list-item>
        <text:list-item>
          <text:p text:style-name="P9">Öffnungszeitenliste</text:p>
          <text:list>
            <text:list-item>
              <text:p text:style-name="P9">1. April bis 28. Mai <text:tab/><text:tab/>jeden Sonn- und Feiertag von 13:00 bis 18:00<text:line-break/>29.Mai bis 30.September<text:tab/><text:tab/>täglich von 10:00 bis 18:00<text:line-break/><text:span text:style-name="T1">12.-19. Juni<text:tab/><text:tab/><text:tab/>Internationales Dampffest</text:span></text:p>
            </text:list-item>
          </text:list>
        </text:list-item>
      </text:list>
      <text:h text:style-name="P4" text:outline-level="2"/>
      <text:h text:style-name="P5" text:outline-level="2">JavaScript Bibliothek</text:h>
      <text:list xml:id="list31565434" text:style-name="L5">
        <text:list-item>
          <text:p text:style-name="P10">Client-Aufruf mit aktiviertem JavaScript:</text:p>
          <text:list>
            <text:list-item>
              <text:p text:style-name="P10">Prüfung der letzten Aktualisierung des localen iCal Files</text:p>
              <text:list>
                <text:list-item>
                  <text:p text:style-name="P10">Ablauf erreicht (z.B. &gt; 24 Stunden) → iCal Request vom IG-GmP Server</text:p>
                </text:list-item>
                <text:list-item>
                  <text:p text:style-name="P10">Ablauf nicht erreicht, aber –force (vom Administrator, oder bei Kalenderänderung ausgelöst) → iCal Request vom IG-GmP Server</text:p>
                </text:list-item>
                <text:list-item>
                  <text:p text:style-name="P10">Aktualisieren der localen iCal Datei</text:p>
                </text:list-item>
              </text:list>
            </text:list-item>
            <text:list-item>
              <text:p text:style-name="P10">Durch Interaktion an den angezeigten Kalendern kann die Datenauswahl verändert werden, z.B.:</text:p>
              <text:list>
                <text:list-item>
                  <text:p text:style-name="P10">Termine anderer Anlagen</text:p>
                </text:list-item>
                <text:list-item>
                  <text:p text:style-name="P10">Anderes Zeitfenster</text:p>
                </text:list-item>
                <text:list-item>
                  <text:p text:style-name="P10">etc.</text:p>
                </text:list-item>
              </text:list>
            </text:list-item>
          </text:list>
        </text:list-item>
        <text:list-item>
          <text:p text:style-name="P10">Administration</text:p>
          <text:list>
            <text:list-item>
              <text:p text:style-name="P10">Editor für die Anpassung/Neuerstellung von Terminen</text:p>
            </text:list-item>
            <text:list-item>
              <text:p text:style-name="P10">Editor für die Anpassung/Neuerstellung der Kalender-Templat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1" svg:font-family="OpenSymbol"/>
    <style:font-face style:name="OpenSymbol" svg:font-family="OpenSymbol, 'Arial Unicode MS'"/>
    <style:font-face style:name="Courier New" svg:font-family="'Courier New'" style:font-adornments="Standard" style:font-family-generic="modern" style:font-pitch="fixed"/>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libri" fo:font-size="12pt" fo:language="de" fo:country="DE" style:letter-kerning="true" style:font-name-asian="Arial Unicode MS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Arial Unicode MS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next-style-name="Text_20_body" style:master-page-name="">
      <style:paragraph-properties fo:margin-left="0.499cm" fo:margin-right="0cm" fo:margin-top="0cm" fo:margin-bottom="0.3cm" fo:text-indent="0cm" style:auto-text-indent="false" style:page-number="auto" fo:padding="0.049cm" fo:border="0.26pt solid #000000" style:shadow="none"/>
      <style:text-properties style:font-name="Courier New" fo:font-size="10pt" style:font-size-asian="10.5pt"/>
    </style:style>
    <style:style style:name="Unklar" style:family="paragraph" style:parent-style-name="Text_20_body" style:master-page-name="">
      <style:paragraph-properties fo:text-align="center" style:justify-single-word="false" style:page-number="auto"/>
      <style:text-properties fo:color="#ff0000" fo:font-style="italic" fo:font-weight="bold"/>
    </style:style>
    <style:style style:name="Output" style:family="paragraph" style:parent-style-name="Text_20_body">
      <style:paragraph-properties fo:margin-left="0.499cm" fo:margin-right="0.499cm" fo:text-indent="0cm" style:auto-text-indent="false" fo:padding="0.049cm" fo:border="0.26pt solid #000000" style:shadow="none"/>
      <style:text-properties fo:font-size="10.5pt"/>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Calibri" style:font-name-complex="Calibri"/>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cm" fo:margin-left="0cm" fo:margin-right="0cm" fo:margin-bottom="1.692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001cm" fo:page-height="29.7cm" style:num-format="1" style:print-orientation="portrait" fo:margin-top="3.791cm" fo:margin-bottom="3.016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layout-grid-base-width="0.369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homas H Winkler<text:tab/><text:tab/><text:date style:data-style-name="N76" text:date-value="2012-01-13T08:48:14.28" text:fixed="true">13. Januar 2012</text:date></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3T08:04:27.07</meta:creation-date>
    <meta:editing-duration>PT2H30M</meta:editing-duration>
    <dc:title>TMW</dc:title>
    <meta:generator>LibreOffice/3.4$Win32 LibreOffice_project/340m1$Build-12</meta:generator>
    <meta:editing-cycles>44</meta:editing-cycles>
    <meta:initial-creator>Thomas Winkler</meta:initial-creator>
    <dc:date>2012-01-13T13:03:05.95</dc:date>
    <dc:creator>Thomas Winkler</dc:creator>
    <meta:printed-by>Thomas Winkler</meta:printed-by>
    <meta:print-date>2012-01-13T08:49:00.85</meta:print-date>
    <meta:document-statistic meta:table-count="0" meta:image-count="0" meta:object-count="0" meta:page-count="5" meta:paragraph-count="0" meta:word-count="626" meta:character-count="4529" meta:non-whitespace-character-count="3966"/>
    <meta:user-defined meta:name="Info 1"/>
    <meta:user-defined meta:name="Info 2"/>
    <meta:user-defined meta:name="Info 3"/>
    <meta:user-defined meta:name="Info 4"/>
    <meta:template xlink:type="simple" xlink:actuate="onRequest" xlink:title="TMW" xlink:href="file://exatvi01/Users/thomas.winkler/Anwendungsdaten/LibreOffice/3/user/template/TMW.ott" meta:date="2012-01-13T08:04:23.43"/>
  </office:meta>
</office:document-meta>
</file>